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Pictures/10000000000003D0000004B02632258254D964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bottom" fo:borde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3" style:family="graphic" style:parent-style-name="objectwithoutfill">
      <style:graphic-properties svg:stroke-width="0.025cm" svg:stroke-color="#ff0000" draw:marker-start-width="0.237cm" draw:marker-end-width="0.237cm" draw:fill="solid" draw:textarea-vertical-align="middle" fo:padding-top="0.137cm" fo:padding-bottom="0.137cm" fo:padding-left="0.262cm" fo:padding-right="0.262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start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6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8" style:family="paragraph">
      <style:paragraph-properties fo:margin-left="0cm" fo:margin-right="0cm" fo:line-height="100%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0pt" style:font-name-asian="Arial" style:font-size-asian="10pt" style:font-name-complex="Arial" style:font-size-complex="10p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0000ff" style:font-name="Arial" fo:font-size="10pt" style:font-name-asian="Arial" style:font-size-asian="10pt" style:font-name-complex="Arial" style:font-size-complex="10pt"/>
    </style:style>
    <style:style style:name="P11" style:family="paragraph">
      <style:paragraph-properties fo:text-align="center"/>
      <style:text-properties fo:color="#0000ff" style:text-line-through-style="none" style:text-line-through-type="none" fo:font-family="Arial" style:font-style-name="Обычный" style:font-family-generic="swiss" fo:font-size="12pt" fo:font-style="normal" style:text-underline-style="none"/>
    </style:style>
    <style:style style:name="P12" style:family="paragraph">
      <style:paragraph-properties fo:text-align="center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3" style:family="paragraph">
      <style:paragraph-properties fo:margin-left="0cm" fo:margin-right="0cm" fo:line-height="100%" fo:text-align="center" fo:text-indent="0cm" style:text-autospace="none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text-autospace="none" style:writing-mode="lr-tb"/>
      <style:text-properties fo:color="#c0c0c0" style:font-name="Arial" fo:font-size="10pt" style:font-name-asian="Arial" style:font-size-asian="10pt" style:font-name-complex="Arial" style:font-size-complex="10pt"/>
    </style:style>
    <style:style style:name="P15" style:family="paragraph">
      <style:paragraph-properties fo:text-align="center"/>
      <style:text-properties fo:color="#999999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6" style:family="paragraph">
      <style:paragraph-properties fo:text-align="center"/>
      <style:text-properties fo:color="#ff0000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Тame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TextField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1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swerCodeField_2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swerCodeField_5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swerCodeField_6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6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swerCodeField_3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swerCodeField_4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rrectAnswersField" form:control-implementation="ooo:com.sun.star.form.component.TextField" xml:id="control16" form:id="control16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17" form:id="control17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Field" form:control-implementation="ooo:com.sun.star.form.component.TextField" xml:id="control18" form:id="control18" form:readonly="true" form:max-length="9" form:current-value="00 : 00" form:value="00 : 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19" form:id="control19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2" form:control-implementation="ooo:com.sun.star.form.component.CheckBox" xml:id="control22" form:id="control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3" form:control-implementation="ooo:com.sun.star.form.component.CheckBox" xml:id="control23" form:id="control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4" form:control-implementation="ooo:com.sun.star.form.component.CheckBox" xml:id="control24" form:id="control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5" form:control-implementation="ooo:com.sun.star.form.component.CheckBox" xml:id="control25" form:id="control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boxFieldName_1" form:control-implementation="ooo:com.sun.star.form.component.CheckBox" xml:id="control26" form:id="control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boxFieldName_2" form:control-implementation="ooo:com.sun.star.form.component.CheckBox" xml:id="control27" form:id="control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boxFieldName_3" form:control-implementation="ooo:com.sun.star.form.component.CheckBox" xml:id="control28" form:id="control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boxFieldName_5" form:control-implementation="ooo:com.sun.star.form.component.CheckBox" xml:id="control29" form:id="control29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boxFieldName_6" form:control-implementation="ooo:com.sun.star.form.component.CheckBox" xml:id="control30" form:id="control30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boxFieldName_4" form:control-implementation="ooo:com.sun.star.form.component.CheckBox" xml:id="control31" form:id="control31" form:disabled="true" form:tab-stop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control draw:style-name="gr1" draw:text-style-name="P1" draw:layer="controls" svg:width="12.139cm" svg:height="0.906cm" svg:x="15.625cm" svg:y="0.928cm" draw:control="control1"/>
        <draw:frame draw:style-name="gr2" draw:text-style-name="P2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3" draw:text-style-name="P3" draw:layer="layout" svg:x1="14.419cm" svg:y1="1.897cm" svg:x2="28.216cm" svg:y2="1.894cm">
          <text:p/>
        </draw:line>
        <draw:frame draw:style-name="gr4" draw:text-style-name="P2" draw:layer="layout" svg:width="1.238cm" svg:height="1.522cm" svg:x="14.046cm" svg:y="0.502cm">
          <draw:image xlink:href="Pictures/10000000000003D0000004B02632258254D96401.jpg" xlink:type="simple" xlink:show="embed" xlink:actuate="onLoad" loext:mime-type="image/jpeg">
            <text:p/>
          </draw:image>
        </draw:frame>
        <draw:line draw:style-name="gr5" draw:text-style-name="P3" draw:layer="layout" svg:x1="1cm" svg:y1="4.233cm" svg:x2="28.7cm" svg:y2="4.145cm">
          <text:p/>
        </draw:line>
        <draw:control draw:style-name="gr6" draw:text-style-name="P4" draw:layer="controls" svg:width="13.023cm" svg:height="15.406cm" svg:x="1cm" svg:y="4.594cm" draw:control="control2"/>
        <draw:control draw:style-name="gr6" draw:text-style-name="P5" draw:layer="controls" svg:width="13.045cm" svg:height="1.696cm" svg:x="1.002cm" svg:y="2.407cm" draw:control="control3"/>
        <draw:control draw:style-name="gr6" draw:text-style-name="P6" draw:layer="controls" svg:width="12.154cm" svg:height="1.892cm" svg:x="16.14cm" svg:y="5.193cm" draw:control="control4"/>
        <draw:control draw:style-name="gr6" draw:text-style-name="P7" draw:layer="controls" svg:width="12.823cm" svg:height="0.571cm" svg:x="15.484cm" svg:y="4.593cm" draw:control="control5"/>
        <draw:control draw:style-name="gr6" draw:text-style-name="P6" draw:layer="controls" svg:width="12.154cm" svg:height="1.892cm" svg:x="16.14cm" svg:y="7.823cm" draw:control="control6"/>
        <draw:control draw:style-name="gr6" draw:text-style-name="P7" draw:layer="controls" svg:width="12.823cm" svg:height="0.571cm" svg:x="15.484cm" svg:y="7.223cm" draw:control="control7"/>
        <draw:control draw:style-name="gr6" draw:text-style-name="P6" draw:layer="controls" svg:width="12.154cm" svg:height="1.892cm" svg:x="16.15cm" svg:y="15.478cm" draw:control="control8"/>
        <draw:control draw:style-name="gr6" draw:text-style-name="P7" draw:layer="controls" svg:width="12.823cm" svg:height="0.571cm" svg:x="15.494cm" svg:y="14.878cm" draw:control="control9"/>
        <draw:control draw:style-name="gr6" draw:text-style-name="P6" draw:layer="controls" svg:width="12.154cm" svg:height="1.892cm" svg:x="16.15cm" svg:y="18.108cm" draw:control="control10"/>
        <draw:control draw:style-name="gr6" draw:text-style-name="P7" draw:layer="controls" svg:width="12.823cm" svg:height="0.571cm" svg:x="15.494cm" svg:y="17.508cm" draw:control="control11"/>
        <draw:control draw:style-name="gr6" draw:text-style-name="P6" draw:layer="controls" svg:width="12.154cm" svg:height="1.892cm" svg:x="16.15cm" svg:y="10.347cm" draw:control="control12"/>
        <draw:control draw:style-name="gr6" draw:text-style-name="P7" draw:layer="controls" svg:width="12.823cm" svg:height="0.571cm" svg:x="15.494cm" svg:y="9.747cm" draw:control="control13"/>
        <draw:control draw:style-name="gr6" draw:text-style-name="P6" draw:layer="controls" svg:width="12.154cm" svg:height="1.892cm" svg:x="16.15cm" svg:y="12.977cm" draw:control="control14"/>
        <draw:control draw:style-name="gr6" draw:text-style-name="P7" draw:layer="controls" svg:width="12.823cm" svg:height="0.571cm" svg:x="15.494cm" svg:y="12.377cm" draw:control="control15"/>
        <draw:frame draw:style-name="gr7" draw:text-style-name="P9" draw:layer="layout" svg:width="1.275cm" svg:height="0.645cm" svg:x="26.373cm" svg:y="3.596cm">
          <draw:text-box>
            <text:p text:style-name="P8"><text:span text:style-name="T1">from</text:span></text:p>
          </draw:text-box>
        </draw:frame>
        <draw:frame draw:style-name="gr8" draw:text-style-name="P10" draw:layer="layout" svg:width="1.948cm" svg:height="0.649cm" svg:x="14cm" svg:y="3.583cm">
          <draw:text-box>
            <text:p text:style-name="P8"><text:span text:style-name="T2">Select</text:span></text:p>
          </draw:text-box>
        </draw:frame>
        <draw:frame draw:style-name="gr7" draw:text-style-name="P10" draw:layer="layout" svg:width="1.92cm" svg:height="0.645cm" svg:x="16.036cm" svg:y="3.551cm">
          <draw:text-box>
            <text:p text:style-name="P8"><text:span text:style-name="T3">option(s)</text:span></text:p>
          </draw:text-box>
        </draw:frame>
        <draw:control draw:style-name="gr6" draw:text-style-name="P11" draw:layer="controls" svg:width="0.413cm" svg:height="0.501cm" svg:x="15.694cm" svg:y="3.625cm" draw:control="control16"/>
        <draw:control draw:style-name="gr6" draw:text-style-name="P12" draw:layer="controls" svg:width="0.932cm" svg:height="0.506cm" svg:x="27.55cm" svg:y="3.604cm" draw:control="control17"/>
        <draw:frame draw:style-name="gr7" draw:text-style-name="P14" draw:layer="layout" svg:width="3.755cm" svg:height="0.645cm" svg:x="17.669cm" svg:y="1.964cm">
          <draw:text-box>
            <text:p text:style-name="P13"><text:span text:style-name="T1">bis zum Testende</text:span></text:p>
          </draw:text-box>
        </draw:frame>
        <draw:control draw:style-name="gr1" draw:text-style-name="P15" draw:layer="controls" svg:width="2.311cm" svg:height="0.5cm" svg:x="21.09cm" svg:y="2.029cm" draw:control="control18"/>
        <draw:frame draw:style-name="gr8" draw:text-style-name="P9" draw:layer="layout" svg:width="2.197cm" svg:height="0.649cm" svg:x="23.401cm" svg:y="3.626cm">
          <draw:text-box>
            <text:p text:style-name="P8"><text:span text:style-name="T4">Question</text:span></text:p>
          </draw:text-box>
        </draw:frame>
        <draw:control draw:style-name="gr6" draw:text-style-name="P12" draw:layer="controls" svg:width="1cm" svg:height="0.506cm" svg:x="25.504cm" svg:y="3.603cm" draw:control="control19"/>
        <draw:control draw:style-name="gr9" draw:text-style-name="P16" draw:layer="controls" svg:width="0.529cm" svg:height="0.53cm" svg:x="14.622cm" svg:y="4.594cm" draw:control="control20"/>
        <draw:control draw:style-name="gr9" draw:text-style-name="P16" draw:layer="controls" svg:width="0.529cm" svg:height="0.53cm" svg:x="14.622cm" svg:y="7.224cm" draw:control="control21"/>
        <draw:control draw:style-name="gr9" draw:text-style-name="P16" draw:layer="controls" svg:width="0.529cm" svg:height="0.53cm" svg:x="14.632cm" svg:y="14.879cm" draw:control="control22"/>
        <draw:control draw:style-name="gr9" draw:text-style-name="P16" draw:layer="controls" svg:width="0.529cm" svg:height="0.53cm" svg:x="14.632cm" svg:y="17.509cm" draw:control="control23"/>
        <draw:control draw:style-name="gr9" draw:text-style-name="P16" draw:layer="controls" svg:width="0.529cm" svg:height="0.53cm" svg:x="14.632cm" svg:y="9.748cm" draw:control="control24"/>
        <draw:control draw:style-name="gr9" draw:text-style-name="P16" draw:layer="controls" svg:width="0.529cm" svg:height="0.53cm" svg:x="14.632cm" svg:y="12.378cm" draw:control="control25"/>
        <draw:control draw:style-name="gr9" draw:text-style-name="P16" draw:layer="controls" svg:width="0.529cm" svg:height="0.53cm" svg:x="15.032cm" svg:y="4.594cm" draw:control="control26"/>
        <draw:control draw:style-name="gr9" draw:text-style-name="P16" draw:layer="controls" svg:width="0.529cm" svg:height="0.53cm" svg:x="15.025cm" svg:y="7.224cm" draw:control="control27"/>
        <draw:control draw:style-name="gr9" draw:text-style-name="P16" draw:layer="controls" svg:width="0.529cm" svg:height="0.53cm" svg:x="15.027cm" svg:y="9.749cm" draw:control="control28"/>
        <draw:control draw:style-name="gr9" draw:text-style-name="P16" draw:layer="controls" svg:width="0.529cm" svg:height="0.53cm" svg:x="15.046cm" svg:y="14.876cm" draw:control="control29"/>
        <draw:control draw:style-name="gr9" draw:text-style-name="P16" draw:layer="controls" svg:width="0.529cm" svg:height="0.53cm" svg:x="15.052cm" svg:y="17.51cm" draw:control="control30"/>
        <draw:control draw:style-name="gr9" draw:text-style-name="P16" draw:layer="controls" svg:width="0.529cm" svg:height="0.53cm" svg:x="15.036cm" svg:y="12.375cm" draw:control="control31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25</meta:editing-cycles>
    <meta:editing-duration>PT9H29M25S</meta:editing-duration>
    <dc:date>2023-05-30T22:06:52.051000000</dc:date>
    <meta:generator>LibreOffice/6.4.7.2$Windows_x86 LibreOffice_project/639b8ac485750d5696d7590a72ef1b496725cfb5</meta:generator>
    <meta:document-statistic meta:object-count="40"/>
  </office:meta>
</office:document-meta>
</file>